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TGAssistant – Honours Project – Requirements</text:p>
      <text:p text:style-name="Standard"/>
      <text:p text:style-name="P2">Section 1: Card Database Operations</text:p>
      <text:list xml:id="list8956609842962059205" text:style-name="L1">
        <text:list-item>
          <text:p text:style-name="P3">Database SHALL store card information based on set and types</text:p>
          <text:list>
            <text:list-item>
              <text:p text:style-name="P3">Database SHALL store each SET released up to the current date</text:p>
            </text:list-item>
            <text:list-item>
              <text:p text:style-name="P3">Database SHALL store each CARD contained within each released SET </text:p>
            </text:list-item>
            <text:list-item>
              <text:p text:style-name="P3">Database SHALL store CARD information specific to that set. This includes rarities, collectors numbers, artists, and any other SET specific data</text:p>
            </text:list-item>
          </text:list>
        </text:list-item>
        <text:list-item>
          <text:p text:style-name="P3">Database SHALL store all relevant data for cards and their respective types</text:p>
          <text:list>
            <text:list-item>
              <text:p text:style-name="P3">Database SHALL store card names</text:p>
            </text:list-item>
            <text:list-item>
              <text:p text:style-name="P3">Database SHALL store all card SUPERTYPES</text:p>
            </text:list-item>
            <text:list-item>
              <text:p text:style-name="P3">Database SHALL store all card SUBTYPES</text:p>
            </text:list-item>
            <text:list-item>
              <text:p text:style-name="P3">Database SHALL store TEXT of a given card</text:p>
            </text:list-item>
            <text:list-item>
              <text:p text:style-name="P3">Database SHALL store CREATURE POWER and TOUGHNESS values</text:p>
            </text:list-item>
            <text:list-item>
              <text:p text:style-name="P3">Database SHALL store PLANESWALKER LOYALITY values when necessary</text:p>
            </text:list-item>
            <text:list-item>
              <text:p text:style-name="P3">Database SHALL store CONVERTED MANA COST (CMC) values</text:p>
            </text:list-item>
          </text:list>
        </text:list-item>
        <text:list-item>
          <text:p text:style-name="P3">User SHALL be query database based on a configurable set of search options</text:p>
          <text:list>
            <text:list-item>
              <text:p text:style-name="P3">User SHALL be able to search on any relevant information listed above (2.1 – 2.7)</text:p>
            </text:list-item>
            <text:list-item>
              <text:p text:style-name="P3">Results SHALL return in a quick and meaningful matter</text:p>
            </text:list-item>
          </text:list>
        </text:list-item>
        <text:list-item>
          <text:p text:style-name="P3">Once CARD data is stored with in the database it SHALL NOT be MODIFIABLE by the user</text:p>
        </text:list-item>
      </text:list>
      <text:p text:style-name="Standard"/>
      <text:p text:style-name="P2">Section 2: Deck Database Operations</text:p>
      <text:list xml:id="list8401961328530062025" text:style-name="L2">
        <text:list-item>
          <text:p text:style-name="P4">When creating a deck, the user should have access to the following information</text:p>
          <text:list>
            <text:list-item>
              <text:p text:style-name="P4">The deck NAME SHALL be able to be specified</text:p>
            </text:list-item>
            <text:list-item>
              <text:p text:style-name="P4">The deck FORMAT SHALL be able to be specified</text:p>
            </text:list-item>
            <text:list-item>
              <text:p text:style-name="P4">The deck type SHALL be able to be specified</text:p>
            </text:list-item>
          </text:list>
        </text:list-item>
        <text:list-item>
          <text:p text:style-name="P4">Upon creation, user generated decks MUST be validated with their respective ruleset</text:p>
          <text:list>
            <text:list-item>
              <text:p text:style-name="P4">Vintage decks MUST adhere to the current vintage RESTRICTED list and BANNED list</text:p>
            </text:list-item>
            <text:list-item>
              <text:p text:style-name="P4">Legacy deck MUST adhere to the current legacy BANNED list</text:p>
            </text:list-item>
            <text:list-item>
              <text:p text:style-name="P4">Modern decks MUST adhere to the current modern BANNED list</text:p>
            </text:list-item>
            <text:list-item>
              <text:p text:style-name="P4">Standard decks MUST adhere to the current standard BANNED list</text:p>
            </text:list-item>
            <text:list-item>
              <text:p text:style-name="P4">Highlander decks MUST adhere to the single card rule placed upon them</text:p>
            </text:list-item>
            <text:list-item>
              <text:p text:style-name="P4">Commander decks MUST adhere to the single card rule placed upon them</text:p>
              <text:list>
                <text:list-item>
                  <text:p text:style-name="P4">Commander decks MUST also have a COMMANDER specified</text:p>
                </text:list-item>
                <text:list-item>
                  <text:p text:style-name="P4">Commander decks MUST adhere to the current Commander BANNED list</text:p>
                </text:list-item>
                <text:list-item>
                  <text:p text:style-name="P4">Commander decks MUST adhere to the commander colour identity rule</text:p>
                </text:list-item>
              </text:list>
            </text:list-item>
          </text:list>
        </text:list-item>
        <text:list-item>
          <text:p text:style-name="P4">Upon successful validation, user generated decks SHALL be inserted into the deck database</text:p>
          <text:list>
            <text:list-item>
              <text:p text:style-name="P4">Upon insertion, users will be able to perform the following operations</text:p>
              <text:list>
                <text:list-item>
                  <text:p text:style-name="P4">Users SHALL be able to VIEW existing decks</text:p>
                </text:list-item>
                <text:list-item>
                  <text:p text:style-name="P4">Users SHALL be able to MODIFY existing decks</text:p>
                </text:list-item>
                <text:list-item>
                  <text:p text:style-name="P4">Users SHALL be able to DELETE existing decks</text:p>
                </text:list-item>
                <text:list-item>
                  <text:p text:style-name="P4">UPDATES SHALL be re-verified to ensure validation is adhered to</text:p>
                </text:list-item>
              </text:list>
            </text:list-item>
            <text:list-item>
              <text:p text:style-name="P4">Deck database SHALL preserve all decks made by a user</text:p>
            </text:list-item>
          </text:list>
        </text:list-item>
      </text:list>
      <text:p text:style-name="Standard"/>
      <text:p text:style-name="P2">Section 3: Networking Operations</text:p>
      <text:list xml:id="list2028546973194620328" text:style-name="L4">
        <text:list-item>
          <text:p text:style-name="P6">Client application SHALL support the ability to connect to central server application</text:p>
          <text:list>
            <text:list-item>
              <text:p text:style-name="P6">User SHALL be presented with a way to specify IP information</text:p>
            </text:list-item>
            <text:list-item>
              <text:p text:style-name="P6">User SHALL be presented with a way to specify PORT information</text:p>
            </text:list-item>
          </text:list>
        </text:list-item>
        <text:list-item>
          <text:p text:style-name="P6">Upon connecting the server the following operations SHALL be available</text:p>
          <text:list>
            <text:list-item>
              <text:p text:style-name="P6">Networking APIs shall be able to SEND new decks, updated decks or delete commands</text:p>
            </text:list-item>
            <text:list-item>
              <text:p text:style-name="P6">Networking APIs SHALL be able to retrieve all deck information from the server</text:p>
            </text:list-item>
          </text:list>
        </text:list-item>
      </text:list>
      <text:p text:style-name="Standard"/>
      <text:p text:style-name="P2">Section 4: Statistical Analysis Operations</text:p>
      <text:list xml:id="list315516954696435711" text:style-name="L3">
        <text:list-item>
          <text:p text:style-name="P5">Deck statistical analysis should show the following information</text:p>
          <text:list>
            <text:list-item>
              <text:p text:style-name="P5"><text:soft-page-break/>Analysis SHALL show numerical representation of each main type </text:p>
              <text:list>
                <text:list-item>
                  <text:p text:style-name="P5">Main types include CREATURE, PLANESWALKER, LAND, INSTANT, ARTIFACT, SORCERY, ENCHANTMENT</text:p>
                </text:list-item>
              </text:list>
            </text:list-item>
            <text:list-item>
              <text:p text:style-name="P5">Analysis SHALL show numerical representation of the number of cards that fall into each colour</text:p>
              <text:list>
                <text:list-item>
                  <text:p text:style-name="P5">Colours are RED, BLUE, BLACK, GREEN, WHITE and COLOURLESS</text:p>
                </text:list-item>
              </text:list>
            </text:list-item>
            <text:list-item>
              <text:p text:style-name="P5">Analysis SHALL show graphical representations of both 1.1 and 1.2</text:p>
            </text:list-item>
            <text:list-item>
              <text:p text:style-name="P5">Analysis SHALL show graphical representation of CMCs in deck</text:p>
            </text:list-item>
            <text:list-item>
              <text:p text:style-name="P5">Time permitting analysis MAY show financial value of individual cards or decks</text:p>
            </text:list-item>
          </text:list>
        </text:list-item>
        <text:list-item>
          <text:p text:style-name="P5">Format analysis SHALL collect and show the following information</text:p>
          <text:list>
            <text:list-item>
              <text:p text:style-name="P5">Analysis SHALL show the most common deck archetype</text:p>
            </text:list-item>
            <text:list-item>
              <text:p text:style-name="P5">Analysis SHALL show the 20 most common cards and their respective represent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0:58:32.01</meta:creation-date>
    <meta:generator>OpenOffice/4.0.1$Win32 OpenOffice.org_project/401m5$Build-9714</meta:generator>
    <dc:date>2017-01-23T13:48:13.99</dc:date>
    <meta:editing-duration>PT1H7M31S</meta:editing-duration>
    <meta:editing-cycles>13</meta:editing-cycles>
    <meta:document-statistic meta:table-count="0" meta:image-count="0" meta:object-count="0" meta:page-count="2" meta:paragraph-count="59" meta:word-count="643" meta:character-count="3946"/>
  </office:meta>
</office:document-meta>
</file>